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import java.util.*;</text:span></text:p>
      <text:p text:style-name="Normal"><text:span text:style-name="T3">public class BFSExample<text:s/></text:span></text:p>
      <text:p text:style-name="Normal"><text:span text:style-name="T4">{</text:span></text:p>
      <text:p text:style-name="Normal"><text:span text:style-name="T5"><text:s text:c="4"/>static void BFS(int[][] a, int source, int[] visited, int n)<text:s/></text:span></text:p>
      <text:p text:style-name="Normal"><text:span text:style-name="T6"><text:s text:c="4"/>{</text:span></text:p>
      <text:p text:style-name="Normal"><text:span text:style-name="T7"><text:s text:c="8"/>int[] queue = new int[20];</text:span></text:p>
      <text:p text:style-name="Normal"><text:span text:style-name="T8"><text:s text:c="8"/>int f = 0, r = -1, u, v;</text:span></text:p>
      <text:p text:style-name="Normal"><text:span text:style-name="T9"><text:s text:c="8"/>queue[++r] = source;</text:span></text:p>
      <text:p text:style-name="Normal"><text:span text:style-name="T10"><text:s text:c="8"/>while (f &lt;= r)<text:s/></text:span></text:p>
      <text:p text:style-name="Normal"><text:span text:style-name="T11"><text:s text:c="8"/>{</text:span></text:p>
      <text:p text:style-name="Normal"><text:span text:style-name="T12"><text:s text:c="12"/>u = queue[f++];</text:span></text:p>
      <text:p text:style-name="Normal"><text:span text:style-name="T13"><text:s text:c="12"/>for (v = 1; v &lt;= n; v++)</text:span></text:p>
      <text:p text:style-name="Normal"><text:span text:style-name="T14"><text:s text:c="12"/>{</text:span></text:p>
      <text:p text:style-name="Normal"><text:span text:style-name="T15"><text:s text:c="16"/>if (a[u][v] == 1 &amp;&amp; visited[v] == 0)<text:s/></text:span></text:p>
      <text:p text:style-name="Normal"><text:span text:style-name="T16"><text:s text:c="16"/>{</text:span></text:p>
      <text:p text:style-name="Normal"><text:span text:style-name="T17"><text:s text:c="20"/>queue[++r] = v;</text:span></text:p>
      <text:p text:style-name="Normal"><text:span text:style-name="T18"><text:s text:c="20"/>visited[v] = 1;</text:span></text:p>
      <text:p text:style-name="Normal"><text:span text:style-name="T19"><text:s text:c="16"/>}</text:span></text:p>
      <text:p text:style-name="Normal"><text:span text:style-name="T20"><text:s text:c="12"/>}</text:span></text:p>
      <text:p text:style-name="Normal"><text:span text:style-name="T21"><text:s text:c="8"/>}</text:span></text:p>
      <text:p text:style-name="Normal"><text:span text:style-name="T22"><text:s text:c="4"/>}</text:span></text:p>
      <text:p text:style-name="Normal"><text:span text:style-name="T23"><text:s text:c="4"/>public static void main(String[] args)<text:s/></text:span></text:p>
      <text:p text:style-name="Normal"><text:span text:style-name="T24"><text:s text:c="4"/>{</text:span></text:p>
      <text:p text:style-name="Normal"><text:span text:style-name="T25"><text:s text:c="8"/>Scanner scanner = new Scanner(System.in);</text:span></text:p>
      <text:p text:style-name="Normal"><text:span text:style-name="T26"><text:s text:c="8"/>int n, a[][] = new int[20][20], i, j, visited[] = new int[20], source;</text:span></text:p>
      <text:p text:style-name="Normal"><text:span text:style-name="T27"><text:s text:c="8"/>System.out.print("Enter the number of vertices: ");</text:span></text:p>
      <text:p text:style-name="Normal"><text:span text:style-name="T28"><text:s text:c="8"/>n = scanner.nextInt();</text:span></text:p>
      <text:p text:style-name="Normal"><text:span text:style-name="T29"><text:s text:c="8"/>System.out.println("\nEnter the adjacency matrix:");</text:span></text:p>
      <text:p text:style-name="Normal"><text:span text:style-name="T30"><text:s text:c="8"/>for (i = 1; i &lt;= n; i++)</text:span></text:p>
      <text:p text:style-name="Normal"><text:span text:style-name="T31"><text:s text:c="12"/>for (j = 1; j &lt;= n; j++)</text:span></text:p>
      <text:soft-page-break/>
      <text:p text:style-name="Normal"><text:span text:style-name="T32"><text:s text:c="16"/>a[i][j] = scanner.nextInt();</text:span></text:p>
      <text:p text:style-name="Normal"><text:span text:style-name="T33"><text:s text:c="8"/>for (i = 1; i &lt;= n; i++)</text:span></text:p>
      <text:p text:style-name="Normal"><text:span text:style-name="T34"><text:s text:c="12"/>visited[i] = 0;</text:span></text:p>
      <text:p text:style-name="Normal"><text:span text:style-name="T35"><text:s text:c="8"/>System.out.print("\nEnter the source node: ");</text:span></text:p>
      <text:p text:style-name="Normal"><text:span text:style-name="T36"><text:s text:c="8"/>source = scanner.nextInt();</text:span></text:p>
      <text:p text:style-name="Normal"><text:span text:style-name="T37"><text:s text:c="8"/>visited[source] = 1;</text:span></text:p>
      <text:p text:style-name="Normal"><text:span text:style-name="T38"><text:s text:c="8"/>BFS(a, source, visited, n);</text:span></text:p>
      <text:p text:style-name="Normal"><text:span text:style-name="T39"><text:s text:c="8"/>for (i = 1; i &lt;= n; i++)<text:s/></text:span></text:p>
      <text:p text:style-name="Normal"><text:span text:style-name="T40"><text:s text:c="8"/>{</text:span></text:p>
      <text:p text:style-name="Normal"><text:span text:style-name="T41"><text:s text:c="12"/>if (visited[i] != 0)</text:span></text:p>
      <text:p text:style-name="Normal"><text:span text:style-name="T42"><text:s text:c="16"/>System.out.println("\n Node " + i + " is reachable");</text:span></text:p>
      <text:p text:style-name="Normal"><text:span text:style-name="T43"><text:s text:c="12"/>else</text:span></text:p>
      <text:p text:style-name="Normal"><text:span text:style-name="T44"><text:s text:c="16"/>System.out.println("\n Node " + i + " is not reachable");</text:span></text:p>
      <text:p text:style-name="Normal"><text:span text:style-name="T45"><text:s text:c="8"/>}</text:span></text:p>
      <text:p text:style-name="Normal"><text:span text:style-name="T46"><text:s text:c="4"/>}</text:span></text:p>
      <text:p text:style-name="Normal"><text:span text:style-name="T47">}</text:span></text:p>
      <text:p text:style-name="P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20T13:00:00Z</meta:creation-date>
    <dc:date>2023-11-28T18:03:00Z</dc:date>
    <meta:template xlink:href="Normal" xlink:type="simple"/>
    <meta:editing-cycles>4</meta:editing-cycles>
    <meta:editing-duration>PT420S</meta:editing-duration>
    <meta:document-statistic meta:page-count="2" meta:paragraph-count="2" meta:word-count="215" meta:character-count="1440" meta:row-count="10" meta:non-whitespace-character-count="1227"/>
  </office:meta>
</office:document-meta>
</file>